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df038" officeooo:paragraph-rsid="001df038"/>
    </style:style>
    <style:style style:name="P2" style:family="paragraph" style:parent-style-name="Heading_20_2">
      <style:text-properties officeooo:paragraph-rsid="001f4d1d"/>
    </style:style>
    <style:style style:name="P3" style:family="paragraph" style:parent-style-name="Heading_20_2">
      <style:text-properties officeooo:rsid="0025b084" officeooo:paragraph-rsid="0025b084"/>
    </style:style>
    <style:style style:name="P4" style:family="paragraph" style:parent-style-name="Heading_20_2">
      <style:text-properties officeooo:rsid="002736a5" officeooo:paragraph-rsid="002736a5"/>
    </style:style>
    <style:style style:name="P5" style:family="paragraph" style:parent-style-name="Heading_20_2">
      <style:text-properties officeooo:paragraph-rsid="0022d4df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text-properties officeooo:paragraph-rsid="001f4d1d"/>
    </style:style>
    <style:style style:name="P8" style:family="paragraph" style:parent-style-name="Text_20_body">
      <style:text-properties officeooo:rsid="0022d4df" officeooo:paragraph-rsid="0022d4df"/>
    </style:style>
    <style:style style:name="P9" style:family="paragraph" style:parent-style-name="Text_20_body" style:list-style-name="L1">
      <style:text-properties officeooo:rsid="0022d4df" officeooo:paragraph-rsid="0022d4df"/>
    </style:style>
    <style:style style:name="P10" style:family="paragraph" style:parent-style-name="Text_20_body">
      <style:text-properties officeooo:paragraph-rsid="0022d4df"/>
    </style:style>
    <style:style style:name="P11" style:family="paragraph" style:parent-style-name="Text_20_body" style:list-style-name="L1">
      <style:text-properties officeooo:paragraph-rsid="0022d4df"/>
    </style:style>
    <style:style style:name="P12" style:family="paragraph" style:parent-style-name="Text_20_body" style:list-style-name="L2">
      <style:text-properties officeooo:paragraph-rsid="001f4d1d"/>
    </style:style>
    <style:style style:name="P13" style:family="paragraph" style:parent-style-name="Text_20_body">
      <style:text-properties officeooo:rsid="0025b084" officeooo:paragraph-rsid="0025b084"/>
    </style:style>
    <style:style style:name="P14" style:family="paragraph" style:parent-style-name="Text_20_body">
      <style:text-properties officeooo:rsid="002736a5" officeooo:paragraph-rsid="002736a5"/>
    </style:style>
    <style:style style:name="P15" style:family="paragraph" style:parent-style-name="Text_20_body" style:list-style-name="L3">
      <style:text-properties officeooo:rsid="002736a5" officeooo:paragraph-rsid="002736a5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officeooo:rsid="001df038"/>
    </style:style>
    <style:style style:name="T2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736a5" style:font-size-asian="10.5pt" style:font-weight-asian="normal" style:font-size-complex="12pt" style:font-weight-complex="normal"/>
    </style:style>
    <style:style style:name="T6" style:family="text">
      <style:text-properties officeooo:rsid="001f4d1d"/>
    </style:style>
    <style:style style:name="T7" style:family="text">
      <style:text-properties officeooo:rsid="0022d4df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Outline</text:h>
      <text:p text:style-name="P6">- Project is intended to demonstrate the four pillars of Object Oriented Programming: <text:span text:style-name="T2">abstraction, encapsulation, inheritance, and polymorphism.</text:span></text:p>
      <text:p text:style-name="P6">- Project <text:span text:style-name="T1">will be a prototype of the device repair interface/mini-game from my Space Repairman project.</text:span></text:p>
      <text:p text:style-name="P6"/>
      <text:h text:style-name="P2" text:outline-level="2"><draw:line text:anchor-type="paragraph" draw:z-index="1" draw:name="Line 1" draw:style-name="gr1" draw:text-style-name="P16" svg:x1="14.797cm" svg:y1="0.868cm" svg:x2="14.797cm" svg:y2="1.342cm"><text:p/></draw:line><draw:frame text:anchor-type="paragraph" draw:z-index="0" draw:name="Text Frame 1" draw:style-name="gr2" draw:text-style-name="P17" svg:width="3.89cm" svg:height="2.031cm" svg:x="12.892cm" svg:y="0.455cm"><draw:text-box><text:p text:style-name="P16"><text:span text:style-name="T8">Replaceable</text:span></text:p><text:p><text:span text:style-name="T8"/></text:p><text:p text:style-name="P16"><text:span text:style-name="T8">Fuse</text:span></text:p><text:p><text:span text:style-name="T8"/></text:p><text:p text:style-name="P16"><text:span text:style-name="T8">15W</text:span><text:span text:style-name="T8"><text:tab/></text:span><text:span text:style-name="T8"><text:tab/></text:span><text:span text:style-name="T8">10W</text:span></text:p></draw:text-box></draw:frame><text:span text:style-name="T6">Objects</text:span></text:h>
      <text:list xml:id="list1608401495" text:style-name="L2">
        <text:list-item>
          <text:p text:style-name="P12"><text:span text:style-name="T6">Replaceable components (fuses, circuit boards, coils etc.)</text:span></text:p>
        </text:list-item>
        <text:list-item>
          <text:p text:style-name="P12"><draw:line text:anchor-type="paragraph" draw:z-index="3" draw:name="Line 3" draw:style-name="gr1" draw:text-style-name="P16" svg:x1="15.035cm" svg:y1="-0.256cm" svg:x2="15.776cm" svg:y2="0.088cm"><text:p/></draw:line><draw:line text:anchor-type="paragraph" draw:z-index="2" draw:name="Line 2" draw:style-name="gr1" draw:text-style-name="P16" svg:x1="14.559cm" svg:y1="-0.309cm" svg:x2="13.898cm" svg:y2="0.061cm"><text:p/></draw:line><text:span text:style-name="T6">Configurable components (switches, dials, keypad-with-display)</text:span></text:p>
        </text:list-item>
      </text:list>
      <text:p text:style-name="P7"/>
      <text:h text:style-name="P5" text:outline-level="2"><text:span text:style-name="T7">Functions/Behaviours</text:span></text:h>
      <text:list xml:id="list2417739216" text:style-name="L1">
        <text:list-item>
          <text:p text:style-name="P11"><text:span text:style-name="T7">Highlight objects on mouseover</text:span></text:p>
        </text:list-item>
        <text:list-item>
          <text:p text:style-name="P11"><text:span text:style-name="T7">Use mouse to pick up and move objects (replaceable components)</text:span></text:p>
        </text:list-item>
        <text:list-item>
          <text:p text:style-name="P11"><text:span text:style-name="T7">Use mouse and/or keyboard inputs to alter configurable components</text:span></text:p>
        </text:list-item>
        <text:list-item>
          <text:p text:style-name="P11"><text:span text:style-name="T7">Have objects snap into place when near particular places (e.g. sockets, connection points, inventory tray/area)</text:span></text:p>
          <text:list>
            <text:list-item>
              <text:p text:style-name="P11"><text:span text:style-name="T7">the place they will snap to should be highlighted when they are in range</text:span></text:p>
            </text:list-item>
            <text:list-item>
              <text:p text:style-name="P9">different kinds of object will only snap to their appropriate places (i.e. a fuse will snap to a fuse socket but won’t snap to a circuit board connection point)</text:p>
            </text:list-item>
          </text:list>
        </text:list-item>
      </text:list>
      <text:p text:style-name="P8"/>
      <text:h text:style-name="P3" text:outline-level="2">Data Types</text:h>
      <text:p text:style-name="P13">(not sure about this one yet – need to think about what kinds of data need what kinds of encapsulation)</text:p>
      <text:p text:style-name="P13"/>
      <text:p text:style-name="P13"/>
      <text:h text:style-name="P4" text:outline-level="2">High-level Functions <text:span text:style-name="T4">(abstraction)</text:span></text:h>
      <text:p text:style-name="P14"><text:span text:style-name="T4">Common functions used by different scripts/objects/processes might include:</text:span></text:p>
      <text:list xml:id="list3918013034" text:style-name="L3">
        <text:list-item>
          <text:p text:style-name="P15"><text:span text:style-name="T4">Highlight object</text:span></text:p>
        </text:list-item>
        <text:list-item>
          <text:p text:style-name="P15"><text:span text:style-name="T4">Move object with mouse</text:span></text:p>
        </text:list-item>
        <text:list-item>
          <text:p text:style-name="P15"><text:span text:style-name="T4">Checking if object is within range of a snap-to point</text:span>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9T14:31:39.276000000</dc:date>
    <meta:editing-duration>PT35M9S</meta:editing-duration>
    <meta:editing-cycles>8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0" meta:word-count="190" meta:character-count="1233" meta:non-whitespace-character-count="1073"/>
  </office:meta>
</office:document-meta>
</file>